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C8000000736E61122BD6620768.png" manifest:media-type="image/png"/>
  <manifest:file-entry manifest:full-path="Pictures/10000201000000C8000000B984EC91FD57CA2AD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0mm" table:align="margins" style:shadow="none"/>
    </style:style>
    <style:style style:name="Table1.A" style:family="table-column">
      <style:table-column-properties style:column-width="150mm" style:rel-column-width="65535*"/>
    </style:style>
    <style:style style:name="Table1.A1" style:family="table-cell">
      <style:table-cell-properties fo:padding="0.97mm" fo:border="none"/>
    </style:style>
    <style:style style:name="P1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0611aa1" style:font-size-asian="9pt" style:font-size-complex="9pt"/>
    </style:style>
    <style:style style:name="P2" style:family="paragraph" style:parent-style-name="Header">
      <style:paragraph-properties fo:text-align="end" style:justify-single-word="false"/>
      <style:text-properties style:font-name="Liberation Sans" fo:font-size="9pt" fo:language="en" fo:country="US" officeooo:rsid="000bc8c3" officeooo:paragraph-rsid="00611aa1" style:font-size-asian="9pt" style:font-size-complex="9pt"/>
    </style:style>
    <style:style style:name="P3" style:family="paragraph" style:parent-style-name="Text_20_body">
      <style:text-properties officeooo:rsid="003b04c8" officeooo:paragraph-rsid="0040fefe"/>
    </style:style>
    <style:style style:name="P4" style:family="paragraph" style:parent-style-name="Text_20_body">
      <style:text-properties officeooo:paragraph-rsid="0040fefe"/>
    </style:style>
    <style:style style:name="P5" style:family="paragraph" style:parent-style-name="Text_20_body">
      <style:text-properties fo:font-size="6pt" style:font-size-asian="5.25pt" style:font-size-complex="6pt"/>
    </style:style>
    <style:style style:name="P6" style:family="paragraph" style:parent-style-name="Text_20_body">
      <style:text-properties officeooo:paragraph-rsid="0060ddf0"/>
    </style:style>
    <style:style style:name="P7" style:family="paragraph" style:parent-style-name="Standard">
      <style:text-properties fo:font-size="2pt" officeooo:paragraph-rsid="00666765" style:font-size-asian="1.75pt" style:font-size-complex="2pt"/>
    </style:style>
    <style:style style:name="P8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0666765" style:font-size-asian="9pt" style:font-size-complex="9pt"/>
    </style:style>
    <style:style style:name="P9" style:family="paragraph" style:parent-style-name="Header">
      <style:text-properties style:font-name="Liberation Sans" fo:font-size="9pt" fo:language="en" fo:country="US" officeooo:rsid="000bc8c3" officeooo:paragraph-rsid="02bdc227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officeooo:paragraph-rsid="00666765" style:font-size-complex="9pt"/>
    </style:style>
    <style:style style:name="P11" style:family="paragraph" style:parent-style-name="Heading_20_1">
      <style:paragraph-properties fo:text-align="center" style:justify-single-word="false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fff46b" style:font-weight-asian="normal" style:font-weight-complex="normal"/>
    </style:style>
    <style:style style:name="T4" style:family="text">
      <style:text-properties fo:font-weight="normal" officeooo:rsid="005788ed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ab351"/>
    </style:style>
    <style:style style:name="T7" style:family="text">
      <style:text-properties officeooo:rsid="003b04c8"/>
    </style:style>
    <style:style style:name="T8" style:family="text">
      <style:text-properties officeooo:rsid="00530be7"/>
    </style:style>
    <style:style style:name="T9" style:family="text">
      <style:text-properties officeooo:rsid="0053b6f6"/>
    </style:style>
    <style:style style:name="T10" style:family="text">
      <style:text-properties officeooo:rsid="00548889"/>
    </style:style>
    <style:style style:name="T11" style:family="text">
      <style:text-properties officeooo:rsid="005788ed"/>
    </style:style>
    <style:style style:name="T12" style:family="text">
      <style:text-properties officeooo:rsid="005a7c43"/>
    </style:style>
    <style:style style:name="T13" style:family="text">
      <style:text-properties fo:language="en" fo:country="GB" officeooo:rsid="019d9f3d"/>
    </style:style>
    <style:style style:name="T14" style:family="text">
      <style:text-properties fo:language="en" fo:country="GB" officeooo:rsid="01c64a07"/>
    </style:style>
    <style:style style:name="T15" style:family="text">
      <style:text-properties officeooo:rsid="00638c45"/>
    </style:style>
    <style:style style:name="fr1" style:family="graphic" style:parent-style-name="Frame">
      <style:graphic-properties style:vertical-pos="top" style:vertical-rel="baseline" fo:padding="1.5mm" fo:border="none" style:shadow="none" draw:shadow-opacity="100%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right" style:horizontal-rel="page-content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h text:style-name="P11" text:outline-level="1"><text:span text:style-name="Strong_20_Emphasis">Confidentiality </text:span><text:span text:style-name="Strong_20_Emphasis"><text:span text:style-name="T11">Statement</text:span></text:span></text:h>
      <text:p text:style-name="P6"><text:span text:style-name="T13">(</text:span><text:span text:style-name="T13"><text:sequence text:ref-name="refStep0" text:name="Step" style:num-format="1">1</text:sequence></text:span><text:span text:style-name="T13">) </text:span><text:span text:style-name="T11">The below identified Recipient declares that they </text:span>understood and agree <text:span text:style-name="T11">that </text:span><text:span text:style-name="T4">Rumma &amp; Ko OÜ <text:s/>(subsequently also “</text:span><text:span text:style-name="T2">Discloser”</text:span><text:span text:style-name="T4">)</text:span><text:span text:style-name="T2"> </text:span>may provide certain infor<text:span text:style-name="T6">­</text:span>ma<text:span text:style-name="T6">­</text:span>tion to the <text:span text:style-name="T2">Recipient </text:span>that is and must be kept confidential.</text:p>
      <text:p text:style-name="P6"><text:span text:style-name="T14">(</text:span><text:span text:style-name="T14"><text:sequence text:ref-name="refStep1" text:name="Step" text:formula="ooow:Step+1" style:num-format="1">2</text:sequence></text:span><text:span text:style-name="T14">) </text:span>The <text:span text:style-name="T2">Confidential Information </text:span>to be disclosed can be described as and in­cludes<text:line-break/><text:span text:style-name="T10">(a) information about our business plans, customers and partners, <text:line-break/></text:span>(<text:span text:style-name="T10">b</text:span>) <text:span text:style-name="T8">information stored in our databases, <text:line-break/>(c) </text:span>passwords for accessing servers where customer data­bases are hosted <text:line-break/>(<text:span text:style-name="T10">d</text:span>) the content of these customer databases, <text:line-break/>regardless of whether such information is designated as “Confidential Information” at the time of its disclosure.</text:p>
      <text:p text:style-name="P6"><text:span text:style-name="T14">(</text:span><text:span text:style-name="T14"><text:sequence text:ref-name="refStep2" text:name="Step" text:formula="ooow:Step+1" style:num-format="1">3</text:sequence></text:span><text:span text:style-name="T14">) </text:span>The Recipient shall limit disclosure of Confidential Information within its own organization to its directors, officers, partners, members, employees and/or in­dependent contractors (collec<text:span text:style-name="T7">­</text:span>tively referred to as “affiliates”) having a need to know. The Recipient and affiliates will not disclose the confidential information obtained from the <text:span text:style-name="T9">D</text:span>iscloser unless required to do so by law.</text:p>
      <text:p text:style-name="P6"><text:span text:style-name="T14">(</text:span><text:span text:style-name="T14"><text:sequence text:ref-name="refStep3" text:name="Step" text:formula="ooow:Step+1" style:num-format="1">4</text:sequence></text:span><text:span text:style-name="T14">) </text:span>This <text:span text:style-name="T12">Statement </text:span>imposes no obligation upon Recipient with respect to any Confidential Information that<text:line-break/>(<text:span text:style-name="T15">a</text:span>) is or becomes a matter of public knowledge through no fault of Recipient; <text:line-break/>(<text:span text:style-name="T15">b</text:span>) is rightfully received by Recipient from a third party not owing a duty of confidentiality to the Discloser; <text:line-break/>(<text:span text:style-name="T15">c</text:span>) is disclosed without a duty of confi­dentiality to a third party by, or with the authorization of, Discloser; or <text:line-break/>(<text:span text:style-name="T15">d</text:span>) is inde­pendently derived by Recipient.</text:p>
      <text:p text:style-name="Text_20_body"/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5">Recipient</text:span> of Confidential Information:</text:p>
            <text:p text:style-name="P4">Name : </text:p>
            <text:p text:style-name="P3"/>
            <text:p text:style-name="P4">Signature:</text:p>
            <text:p text:style-name="P4"/>
            <text:p text:style-name="P4">Date:</text:p>
            <text:p text:style-name="P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0mm" style:writing-mode="lr-tb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12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5mm" fo:margin-bottom="1.5mm" loext:contextual-spacing="false" fo:line-height="100%" style:page-number="auto"/>
      <style:text-properties style:font-name="Liberation Sans1" fo:font-family="'Liberation Sans'" style:font-style-name="Regular" style:font-family-generic="swiss" style:font-pitch="variable" fo:font-size="12pt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6.35mm" fo:margin-left="12.7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6.35mm" fo:margin-left="19.05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6.35mm" fo:margin-left="25.4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6.35mm" fo:margin-left="31.75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6.35mm" fo:margin-left="38.1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6.35mm" fo:margin-left="44.45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6.35mm" fo:margin-left="50.8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6.35mm" fo:margin-left="57.15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50mm" table:align="margins"/>
    </style:style>
    <style:style style:name="Table2.A" style:family="table-column">
      <style:table-column-properties style:column-width="75mm" style:rel-column-width="32767*"/>
    </style:style>
    <style:style style:name="Table2.B" style:family="table-column">
      <style:table-column-properties style:column-width="75mm" style:rel-column-width="32768*"/>
    </style:style>
    <style:style style:name="MP1" style:family="paragraph" style:parent-style-name="Standard">
      <style:text-properties fo:font-size="2pt" officeooo:paragraph-rsid="00666765" style:font-size-asian="1.75pt" style:font-size-complex="2pt"/>
    </style:style>
    <style:style style:name="MP2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0666765" style:font-size-asian="9pt" style:font-size-complex="9pt"/>
    </style:style>
    <style:style style:name="MP3" style:family="paragraph" style:parent-style-name="Header">
      <style:text-properties style:font-name="Liberation Sans" fo:font-size="9pt" fo:language="en" fo:country="US" officeooo:rsid="000bc8c3" officeooo:paragraph-rsid="02bdc227" style:font-size-asian="9pt" style:font-size-complex="9pt"/>
    </style:style>
    <style:style style:name="MP4" style:family="paragraph" style:parent-style-name="Table_20_Contents">
      <style:paragraph-properties fo:text-align="end" style:justify-single-word="false"/>
      <style:text-properties officeooo:paragraph-rsid="00666765" style:font-size-complex="9pt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fo:font-weight="normal" officeooo:rsid="00fff46b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top" style:vertical-rel="baseline" fo:padding="1.5mm" fo:border="none" style:shadow="none" draw:shadow-opacity="100%"/>
    </style:style>
    <style:style style:name="Mfr3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right" style:horizontal-rel="page-content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10mm" fo:margin-left="30mm" fo:margin-right="3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729fcf" draw:fill-image-width="0mm" draw:fill-image-height="0mm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MP2"><draw:frame draw:style-name="Mfr1" draw:name="Image4" text:anchor-type="as-char" svg:width="16.3mm" svg:height="14.99mm" draw:z-index="0"><draw:image xlink:href="Pictures/10000201000000C8000000B984EC91FD57CA2AD5.png" xlink:type="simple" xlink:show="embed" xlink:actuate="onLoad" loext:mime-type="image/png"/></draw:frame><text:s/><draw:frame draw:style-name="Mfr2" draw:name="Frame1" text:anchor-type="as-char" svg:width="48.26mm" draw:z-index="1"><draw:text-box fo:min-height="0.41mm"><text:p text:style-name="MP3"><text:span text:style-name="MT1">Rumma &amp; Ko OÜ <text:line-break/></text:span><text:span text:style-name="MT2">www.saffre-rumma.net</text:span></text:p></draw:text-box></draw:frame></text:p>
            </table:table-cell>
            <table:table-cell office:value-type="string">
              <text:p text:style-name="MP4"><draw:frame draw:style-name="Mfr3" draw:name="Image1" text:anchor-type="as-char" svg:width="36.25mm" svg:height="20.83mm" draw:z-index="2"><draw:image xlink:href="Pictures/10000201000000C8000000736E61122BD6620768.png" xlink:type="simple" xlink:show="embed" xlink:actuate="onLoad" loext:mime-type="image/png"/></draw:frame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6T20:57:25.809541999</meta:creation-date>
    <meta:generator>LibreOffice/6.0.4.2$Linux_X86_64 LibreOffice_project/00m0$Build-2</meta:generator>
    <dc:date>2018-05-24T15:43:23.903892107</dc:date>
    <meta:editing-duration>PT1H48M43S</meta:editing-duration>
    <meta:editing-cycles>92</meta:editing-cycles>
    <meta:print-date>2016-08-03T07:28:01.618019137</meta:print-date>
    <dc:creator>Luc Saffre</dc:creator>
    <meta:document-statistic meta:table-count="2" meta:image-count="2" meta:object-count="0" meta:page-count="1" meta:paragraph-count="12" meta:word-count="237" meta:character-count="1611" meta:non-whitespace-character-count="1373"/>
  </office:meta>
</office:document-meta>
</file>